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Courier New"/>
    </style:style>
    <style:style style:name="P3" style:family="paragraph" style:parent-style-name="Standard" style:list-style-name="L2">
      <style:text-properties style:font-name="Courier New"/>
    </style:style>
    <style:style style:name="P4" style:family="paragraph" style:parent-style-name="Heading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n Aim</text:p>
      <text:p text:style-name="Standard"/>
      <text:p text:style-name="Standard">This hook is called when the player has selected 'AIM' during a PC's turn of combat. <text:s/>If the result of the scripts does not allow AIMing then the options “NEXT”, “PREV”, “MANUAL”, “TARGET”, and “CENTER” are removed, leaving only the “EXIT” option on the AIM menu.</text:p>
      <text:p text:style-name="Standard"/>
      <text:p text:style-name="Standard">We first call any scripts attached to the Character's Special Abilities and then we call any scripts attached to the Weapon's special abilities. <text:s/>If any script returns a non-empty value then no additional scripts are called. <text:s/>If the value starts with the letter 'N' then any AIM options are suppressed. <text:s/>If the value does not start with 'N' then it is taken to mean that the PC can proceed to AIM.</text:p>
      <text:p text:style-name="Standard"/>
      <text:p text:style-name="Standard">These scripts can deny all AIMing options by returning an 'N'. <text:s/>But the scripts cannot force the opposite result. <text:s/>They cannot force the display of the AIMing options. <text:s/>There are other tests that take place in addition to these scripts which can deny the PC the options to AIM at a targt.</text:p>
      <text:p text:style-name="Heading">Parameters</text:p>
      <text:p text:style-name="Standard">The script has access to two parameters:</text:p>
      <text:p text:style-name="Standard">Parameter 5 = the type of weapon in the attacker's weapon hand:</text:p>
      <text:list xml:id="list32450351" text:style-name="L2">
        <text:list-item>
          <text:p text:style-name="P3"><text:s text:c="2"/>"Not Weapon"</text:p>
        </text:list-item>
        <text:list-item>
          <text:p text:style-name="P3"><text:s text:c="2"/>"Hand held, blunt"</text:p>
        </text:list-item>
        <text:list-item>
          <text:p text:style-name="P3"><text:s text:c="2"/>"Hand held, cutting"</text:p>
        </text:list-item>
        <text:list-item>
          <text:p text:style-name="P3"><text:s text:c="2"/>"Hand held, thrown"</text:p>
        </text:list-item>
        <text:list-item>
          <text:p text:style-name="P3"><text:s text:c="2"/>"Sling (no ammo needed)"</text:p>
        </text:list-item>
        <text:list-item>
          <text:p text:style-name="P3"><text:s text:c="2"/>"Bow"</text:p>
        </text:list-item>
        <text:list-item>
          <text:p text:style-name="P3"><text:s text:c="2"/>"Crossbow"</text:p>
        </text:list-item>
        <text:list-item>
          <text:p text:style-name="P3"><text:s text:c="2"/>"Thrown"</text:p>
        </text:list-item>
        <text:list-item>
          <text:p text:style-name="P3"><text:s text:c="2"/>"Ammo"</text:p>
        </text:list-item>
        <text:list-item>
          <text:p text:style-name="P3"><text:s text:c="2"/>"Spell Caster"</text:p>
        </text:list-item>
      </text:list>
      <text:p text:style-name="Standard">Parameter 6 = A delimited list of adjacent enemy combatants. <text:s/>Delimited with vertical bar '|'.</text:p>
      <text:p text:style-name="Standard"/>
      <text:p text:style-name="Standard">These parameters may be fetched using the $GET_HOOK_PARAM(n) , where n is 5 or 6.</text:p>
      <text:p text:style-name="Heading">Context</text:p>
      <text:p text:style-name="Standard"/>
      <text:list xml:id="list32416351" text:style-name="L1">
        <text:list-item>
          <text:p text:style-name="P1">Combatant - the attacker</text:p>
        </text:list-item>
        <text:list-item>
          <text:p text:style-name="P1">Item - the weapon used, if any</text:p>
        </text:list-item>
      </text:list>
      <text:p text:style-name="Heading">Example of use</text:p>
      <text:p text:style-name="Standard"/>
      <text:p text:style-name="Standard">This was first implemented to allow the designer to specify if a PC could attack with a ranged weapon when an enemy combatant was immediately adjacent. <text:s/>So the script looked like this:</text:p>
      <text:p text:style-name="Standard"/>
      <text:p text:style-name="P2">$IF ($GET_HOOK_PARAMETER(6))</text:p>
      <text:p text:style-name="P2">{</text:p>
      <text:p text:style-name="P2"><text:soft-page-break/><text:s text:c="2"/>$IF($GET_HOOK_PARAMETER(5) == “Bow”) {$RETURN “N”;};</text:p>
      <text:p text:style-name="P2">};</text:p>
      <text:p text:style-name="Standard"/>
      <text:p text:style-name="Standard">You might use these scripts to deny any but Rangers the opportunity to AIM when using an “Adroit Ranger's Syring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42:02.79</meta:creation-date>
    <meta:generator>OpenOffice.org/3.2$Win32 OpenOffice.org_project/320m18$Build-9502</meta:generator>
    <dc:date>2011-05-21T12:54:38.15</dc:date>
    <dc:creator>Paul Stevens</dc:creator>
    <meta:editing-duration>PT00H27M25S</meta:editing-duration>
    <meta:editing-cycles>2</meta:editing-cycles>
    <meta:document-statistic meta:table-count="0" meta:image-count="0" meta:object-count="0" meta:page-count="2" meta:paragraph-count="29" meta:word-count="339" meta:character-count="1870"/>
  </office:meta>
</office:document-meta>
</file>